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01f90" officeooo:paragraph-rsid="00101f90"/>
    </style:style>
    <style:style style:name="P2" style:family="paragraph" style:parent-style-name="Text_20_body">
      <style:text-properties officeooo:rsid="0010d7e4" officeooo:paragraph-rsid="0010d7e4"/>
    </style:style>
    <style:style style:name="P3" style:family="paragraph" style:parent-style-name="Text_20_body">
      <style:text-properties officeooo:rsid="00112b02" officeooo:paragraph-rsid="00112b02"/>
    </style:style>
    <style:style style:name="P4" style:family="paragraph" style:parent-style-name="Text_20_body">
      <style:text-properties officeooo:rsid="001262e9" officeooo:paragraph-rsid="001262e9"/>
    </style:style>
    <style:style style:name="P5" style:family="paragraph" style:parent-style-name="Text_20_body">
      <style:text-properties officeooo:rsid="001521e3" officeooo:paragraph-rsid="001521e3"/>
    </style:style>
    <style:style style:name="P6" style:family="paragraph" style:parent-style-name="Text_20_body">
      <style:text-properties officeooo:rsid="00101f90" officeooo:paragraph-rsid="00101f90"/>
    </style:style>
    <style:style style:name="P7" style:family="paragraph" style:parent-style-name="Text_20_body">
      <style:text-properties officeooo:rsid="00193129" officeooo:paragraph-rsid="00193129"/>
    </style:style>
    <style:style style:name="P8" style:family="paragraph" style:parent-style-name="Text_20_body">
      <style:text-properties officeooo:rsid="0010d7e4" officeooo:paragraph-rsid="0010d7e4"/>
    </style:style>
    <style:style style:name="P9" style:family="paragraph" style:parent-style-name="Text_20_body">
      <style:text-properties officeooo:rsid="00112b02" officeooo:paragraph-rsid="00112b02"/>
    </style:style>
    <style:style style:name="P10" style:family="paragraph" style:parent-style-name="Text_20_body">
      <style:text-properties officeooo:rsid="001ac7ce" officeooo:paragraph-rsid="001ac7ce"/>
    </style:style>
    <style:style style:name="P11" style:family="paragraph" style:parent-style-name="Text_20_body">
      <style:text-properties officeooo:rsid="001521e3" officeooo:paragraph-rsid="001521e3"/>
    </style:style>
    <style:style style:name="P12" style:family="paragraph" style:parent-style-name="Text_20_body">
      <style:text-properties officeooo:rsid="001b6a67" officeooo:paragraph-rsid="001b6a67"/>
    </style:style>
    <style:style style:name="P13" style:family="paragraph" style:parent-style-name="Heading_20_1">
      <style:text-properties officeooo:rsid="00101f90" officeooo:paragraph-rsid="00101f90"/>
    </style:style>
    <style:style style:name="P14" style:family="paragraph" style:parent-style-name="Heading_20_1">
      <style:text-properties officeooo:rsid="0010d7e4" officeooo:paragraph-rsid="0010d7e4"/>
    </style:style>
    <style:style style:name="P15" style:family="paragraph" style:parent-style-name="Heading_20_1">
      <style:text-properties officeooo:rsid="00112b02" officeooo:paragraph-rsid="00112b02"/>
    </style:style>
    <style:style style:name="P16" style:family="paragraph" style:parent-style-name="Heading_20_1">
      <style:text-properties officeooo:rsid="001262e9" officeooo:paragraph-rsid="001262e9"/>
    </style:style>
    <style:style style:name="P17" style:family="paragraph" style:parent-style-name="Heading_20_3">
      <style:text-properties officeooo:rsid="00101f90" officeooo:paragraph-rsid="00101f90"/>
    </style:style>
    <style:style style:name="P18" style:family="paragraph" style:parent-style-name="Heading_20_3">
      <style:text-properties officeooo:rsid="0010d7e4" officeooo:paragraph-rsid="0010d7e4"/>
    </style:style>
    <style:style style:name="P19" style:family="paragraph" style:parent-style-name="Heading_20_3">
      <style:text-properties officeooo:rsid="00112b02" officeooo:paragraph-rsid="00112b02"/>
    </style:style>
    <style:style style:name="P20" style:family="paragraph" style:parent-style-name="Heading_20_3">
      <style:text-properties officeooo:rsid="001262e9" officeooo:paragraph-rsid="001262e9"/>
    </style:style>
    <style:style style:name="P21" style:family="paragraph" style:parent-style-name="Heading_20_3">
      <style:text-properties officeooo:rsid="001521e3" officeooo:paragraph-rsid="001521e3"/>
    </style:style>
    <style:style style:name="T1" style:family="text">
      <style:text-properties officeooo:rsid="0010d7e4"/>
    </style:style>
    <style:style style:name="T2" style:family="text">
      <style:text-properties officeooo:rsid="001262e9"/>
    </style:style>
    <style:style style:name="T3" style:family="text">
      <style:text-properties officeooo:rsid="001521e3"/>
    </style:style>
    <style:style style:name="T4" style:family="text">
      <style:text-properties officeooo:rsid="0016bf83"/>
    </style:style>
    <style:style style:name="T5" style:family="text">
      <style:text-properties officeooo:rsid="00193129"/>
    </style:style>
    <style:style style:name="T6" style:family="text">
      <style:text-properties officeooo:rsid="001ac7ce"/>
    </style:style>
    <style:style style:name="T7" style:family="text">
      <style:text-properties officeooo:rsid="001b6a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тчет по тестированию приложения QuizRunner.</text:p>
      <text:h text:style-name="P13" text:outline-level="1">Тест <text:span text:style-name="T5">1.</text:span></text:h>
      <text:h text:style-name="P17" text:outline-level="3">Поиск орфографических и пунктуационных ошибок в базе данных.</text:h>
      <text:p text:style-name="P1">Цель: проверить базу данных на наличие орфографических и пунктуационных ошибок. Также необходимо сохранять целостность стиля: вопросы начинаются с заглавной буквы, а ответы написаны строчными буквами.</text:p>
      <text:p text:style-name="P1">Метод тестирования: сайт <text:a xlink:type="simple" xlink:href="https://text.ru/spelling" text:style-name="Internet_20_link" text:visited-style-name="Visited_20_Internet_20_Link">https://text.ru/spelling</text:a>, <text:span text:style-name="T1">ручная проверка.</text:span></text:p>
      <text:p text:style-name="P1"><text:span text:style-name="T5">Прошлый ре</text:span>зультат: имеются ошибки.</text:p>
      <text:p text:style-name="P7">Текущий результат: ошибки не найдены.</text:p>
      <text:h text:style-name="P14" text:outline-level="1">Тест <text:span text:style-name="T5">2</text:span>.</text:h>
      <text:h text:style-name="P18" text:outline-level="3">Проверка вопрос и ответов.</text:h>
      <text:p text:style-name="P2">Цель: проверить, соответствуют ли вопросы и ответы тематике программы. Проверить на правильность код, написанный в вопросах и ответах.</text:p>
      <text:p text:style-name="P2">Метод тестирования: ручная проверка.</text:p>
      <text:p text:style-name="P2"><text:span text:style-name="T5">Прошлый р</text:span>езультат: имеются ошибки.</text:p>
      <text:p text:style-name="P7">Текущий результат: ошибки не найдены.</text:p>
      <text:h text:style-name="P14" text:outline-level="1">Тест <text:span text:style-name="T5">3</text:span>.</text:h>
      <text:h text:style-name="P19" text:outline-level="3">Проверка правильности ответов на вопросы.</text:h>
      <text:p text:style-name="P3">Цель: проверить правильность ответов на вопросы.</text:p>
      <text:p text:style-name="P3">Метод тестирования: ручная проверка.</text:p>
      <text:p text:style-name="P3"><text:span text:style-name="T5">Прошлый р</text:span>езультат: имеются ошибки.</text:p>
      <text:p text:style-name="P7">Текущий результат: ошибки не найдены.</text:p>
      <text:h text:style-name="P15" text:outline-level="1">Тест <text:span text:style-name="T5">4</text:span>.</text:h>
      <text:h text:style-name="P19" text:outline-level="3">Проверка текстов внутри программы.</text:h>
      <text:p text:style-name="P3">Цель: проверить тексты на русском языке внутри программы на наличие всевозможных ошибок.</text:p>
      <text:p text:style-name="P3"><text:soft-page-break/>Метод тестирования: ручная проверка.</text:p>
      <text:p text:style-name="P3"><text:span text:style-name="T6">Прошлый р</text:span>езультат: <text:span text:style-name="T2">имеются ошибки.</text:span></text:p>
      <text:p text:style-name="P10">Текущий результат: ошибки не найдены.</text:p>
      <text:h text:style-name="P16" text:outline-level="1">Тест <text:span text:style-name="T7">5</text:span>.</text:h>
      <text:h text:style-name="P20" text:outline-level="3">Проверка управления.</text:h>
      <text:p text:style-name="P4">Цель: проверить, на какие клавиши будет реагировать программа и на каком экране.</text:p>
      <text:p text:style-name="P5">Метод тестирования: ручная проверка.</text:p>
      <text:p text:style-name="P5"><text:span text:style-name="T7">Прошлый р</text:span>езультат: при нажатии на стрелочки и функциональные клавиши программа ведет себя не так, как положено. На русскую раскладку не реагирует.</text:p>
      <text:p text:style-name="P5">Замечание: <text:span text:style-name="T4">по словам тим-лида, будут предприняты попытки исправить данную проблему. </text:span></text:p>
      <text:p text:style-name="P12">Текущий результат: ошибка не исправле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officeooo:rsid="001262e9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6:00:03.933367476</meta:creation-date>
    <dc:date>2017-05-01T17:13:36.505551631</dc:date>
    <meta:editing-duration>PT9M29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2" meta:paragraph-count="32" meta:word-count="205" meta:character-count="1575" meta:non-whitespace-character-count="1401"/>
  </office:meta>
</office:document-meta>
</file>